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roman" style:font-pitch="variable"/>
    <style:font-face style:name="Carlito" svg:font-family="Carlito" style:font-adornments="Normal" style:font-family-generic="swiss" style:font-pitch="variable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8.1cm" style:rel-column-width="4592*"/>
    </style:style>
    <style:style style:name="Tableau1.B" style:family="table-column">
      <style:table-column-properties style:column-width="2.083cm" style:rel-column-width="1181*"/>
    </style:style>
    <style:style style:name="Tableau1.C" style:family="table-column">
      <style:table-column-properties style:column-width="3.395cm" style:rel-column-width="1925*"/>
    </style:style>
    <style:style style:name="Tableau1.D" style:family="table-column">
      <style:table-column-properties style:column-width="6.793cm" style:rel-column-width="3851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6" style:family="table-cell">
      <style:table-cell-properties fo:padding="0.097cm" fo:border-left="1.3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8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20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0e148a3" officeooo:paragraph-rsid="00e148a3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3465a4" loext:opacity="100%" style:font-name="Calibri1" fo:font-size="9pt" fo:font-style="normal" fo:font-weight="bold" officeooo:paragraph-rsid="00812ca7" style:font-size-asian="9pt" style:font-style-asian="normal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paragraph-rsid="00812ca7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e5b067" style:font-size-asian="18pt" style:font-weight-asian="bold" style:font-size-complex="18pt" style:font-weight-complex="bold"/>
    </style:style>
    <style:style style:name="P11" style:family="paragraph" style:parent-style-name="Standard">
      <style:text-properties officeooo:paragraph-rsid="00812ca7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c5bf9d" officeooo:paragraph-rsid="00c5bf9d" style:font-size-asian="12.6000003814697pt" style:font-weight-asian="normal" style:font-size-complex="14.3999996185303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7" style:family="paragraph" style:parent-style-name="Standard">
      <style:text-properties fo:font-size="20pt" style:font-size-asian="20pt" style:font-size-complex="20pt"/>
    </style:style>
    <style:style style:name="P18" style:family="paragraph" style:parent-style-name="Standard">
      <style:paragraph-properties fo:text-align="start" style:justify-single-word="false"/>
      <style:text-properties officeooo:paragraph-rsid="00ffd859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ffb062" officeooo:paragraph-rsid="00ffb062" style:font-size-asian="12.6000003814697pt" style:font-weight-asian="normal" style:font-size-complex="14.3999996185303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0058a5" officeooo:paragraph-rsid="010058a5" style:font-size-asian="12.6000003814697pt" style:font-weight-asian="normal" style:font-size-complex="14.3999996185303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0142f0" officeooo:paragraph-rsid="010142f0" style:font-size-asian="12.6000003814697pt" style:font-weight-asian="normal" style:font-size-complex="14.3999996185303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02cfbb" officeooo:paragraph-rsid="0102cfbb" style:font-size-asian="12.6000003814697pt" style:font-weight-asian="normal" style:font-size-complex="14.3999996185303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0479ba" officeooo:paragraph-rsid="010479ba" style:font-size-asian="12.6000003814697pt" style:font-weight-asian="normal" style:font-size-complex="14.3999996185303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05dbbb" officeooo:paragraph-rsid="0105dbbb" style:font-size-asian="12.6000003814697pt" style:font-weight-asian="normal" style:font-size-complex="14.3999996185303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07d6cb" officeooo:paragraph-rsid="0107d6cb" style:font-size-asian="12.6000003814697pt" style:font-weight-asian="normal" style:font-size-complex="14.3999996185303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09392a" officeooo:paragraph-rsid="0109392a" style:font-size-asian="12.6000003814697pt" style:font-weight-asian="normal" style:font-size-complex="14.3999996185303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c5eee" officeooo:paragraph-rsid="0107d6cb" style:font-size-asian="12.6000003814697pt" style:font-weight-asian="bold" style:font-size-complex="14.3999996185303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c5eee" officeooo:paragraph-rsid="0109392a" style:font-size-asian="12.6000003814697pt" style:font-weight-asian="bold" style:font-size-complex="14.3999996185303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0058a5" officeooo:paragraph-rsid="010058a5" style:font-size-asian="12.6000003814697pt" style:font-weight-asian="bold" style:font-size-complex="14.3999996185303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0058a5" officeooo:paragraph-rsid="0109392a" style:font-size-asian="12.6000003814697pt" style:font-weight-asian="bold" style:font-size-complex="14.3999996185303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0142f0" officeooo:paragraph-rsid="010142f0" style:font-size-asian="12.6000003814697pt" style:font-weight-asian="bold" style:font-size-complex="14.3999996185303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0142f0" officeooo:paragraph-rsid="0107d6cb" style:font-size-asian="12.6000003814697pt" style:font-weight-asian="bold" style:font-size-complex="14.3999996185303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0142f0" officeooo:paragraph-rsid="0109d74e" style:font-size-asian="12.6000003814697pt" style:font-weight-asian="bold" style:font-size-complex="14.3999996185303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028ef3" officeooo:paragraph-rsid="01028ef3" style:font-size-asian="12.6000003814697pt" style:font-weight-asian="bold" style:font-size-complex="14.3999996185303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030f33" officeooo:paragraph-rsid="01030f33" style:font-size-asian="12.6000003814697pt" style:font-weight-asian="bold" style:font-size-complex="14.3999996185303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09e4c9" officeooo:paragraph-rsid="0109e4c9" style:font-size-asian="12.6000003814697pt" style:font-weight-asian="bold" style:font-size-complex="14.3999996185303pt" style:font-weight-complex="bold"/>
    </style:style>
    <style:style style:name="T1" style:family="text">
      <style:text-properties officeooo:rsid="009fc20d"/>
    </style:style>
    <style:style style:name="T2" style:family="text">
      <style:text-properties officeooo:rsid="00a09926"/>
    </style:style>
    <style:style style:name="T3" style:family="text">
      <style:text-properties officeooo:rsid="00ccd33f"/>
    </style:style>
    <style:style style:name="T4" style:family="text">
      <style:text-properties officeooo:rsid="00e8b05c"/>
    </style:style>
    <style:style style:name="T5" style:family="text">
      <style:text-properties officeooo:rsid="00fb1611"/>
    </style:style>
    <style:style style:name="T6" style:family="text">
      <style:text-properties fo:color="#000000" loext:opacity="100%" style:font-name="Calibri" fo:font-size="12pt" fo:font-weight="normal" officeooo:rsid="00ffb062" style:font-size-asian="12.6000003814697pt" style:font-weight-asian="normal" style:font-size-complex="14.3999996185303pt" style:font-weight-complex="normal"/>
    </style:style>
    <style:style style:name="T7" style:family="text">
      <style:text-properties officeooo:rsid="010479ba"/>
    </style:style>
    <style:style style:name="T8" style:family="text">
      <style:text-properties officeooo:rsid="0109d7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038390628688">
          <table:table-cell table:style-name="Tableau1.A1" table:number-columns-spanned="4" office:value-type="string">
            <text:p text:style-name="P9">Activité 3 : schématiser des circuits électrique.</text:p>
          </table:table-cell>
          <table:covered-table-cell/>
          <table:covered-table-cell/>
          <table:covered-table-cell/>
        </table:table-row>
        <table:table-row table:style-name="TableLine94038390631504">
          <table:table-cell table:style-name="Tableau1.A2" table:number-columns-spanned="2" office:value-type="string">
            <text:p text:style-name="P3">Objectifs :</text:p>
            <text:p text:style-name="P4">Apprendre à représenter les circuits électriques de manière simple et compréhensible.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2">1h<text:span text:style-name="T4">30-2h</text:span></text:p>
          </table:table-cell>
          <table:covered-table-cell/>
        </table:table-row>
        <table:table-row table:style-name="TableLine94038392334656">
          <table:table-cell table:style-name="Tableau1.A3" table:number-columns-spanned="4" office:value-type="string">
            <text:p text:style-name="P5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19">Les deux vidéos : </text:p>
            <text:p text:style-name="P19"><text:a xlink:type="simple" xlink:href="https://www.youtube.com/watch?v=0X_1Ih71nF0" text:style-name="Internet_20_link" text:visited-style-name="Visited_20_Internet_20_Link">https://www.youtube.com/watch?v=0X_1Ih71nF0</text:a></text:p>
            <text:p text:style-name="P18"><text:a xlink:type="simple" xlink:href="https://www.youtube.com/watch?v=B3Z-vug8rFE" text:style-name="Internet_20_link" text:visited-style-name="Visited_20_Internet_20_Link"><text:span text:style-name="T6">https://www.youtube.com/watch?v=B3Z-vug8rFE</text:span></text:a></text:p>
          </table:table-cell>
          <table:covered-table-cell/>
          <table:covered-table-cell/>
          <table:covered-table-cell/>
        </table:table-row>
        <table:table-row table:style-name="TableLine94038391283504">
          <table:table-cell table:style-name="Tableau1.A5" table:number-columns-spanned="4" office:value-type="string">
            <text:p text:style-name="P6">déroulement de la séance</text:p>
          </table:table-cell>
          <table:covered-table-cell/>
          <table:covered-table-cell/>
          <table:covered-table-cell/>
        </table:table-row>
        <table:table-row table:style-name="TableLine94038391284736">
          <table:table-cell table:style-name="Tableau1.A6" office:value-type="string">
            <text:p text:style-name="P14">Déroulement</text:p>
          </table:table-cell>
          <table:table-cell table:style-name="Tableau1.B6" table:number-columns-spanned="2" office:value-type="string">
            <text:p text:style-name="P14">Modalité</text:p>
          </table:table-cell>
          <table:covered-table-cell/>
          <table:table-cell table:style-name="Tableau1.D6" office:value-type="string">
            <text:p text:style-name="P14">Temps</text:p>
          </table:table-cell>
        </table:table-row>
        <table:table-row table:style-name="TableLine94038391287168">
          <table:table-cell table:style-name="Tableau1.A16" office:value-type="string">
            <text:p text:style-name="P12"><text:span text:style-name="T1">Mise </text:span><text:span text:style-name="T2">en place </text:span><text:span text:style-name="T3">et </text:span>Consignes</text:p>
          </table:table-cell>
          <table:table-cell table:style-name="Tableau1.B7" table:number-columns-spanned="2" office:value-type="string">
            <text:p text:style-name="P15">Toute la classe</text:p>
          </table:table-cell>
          <table:covered-table-cell/>
          <table:table-cell table:style-name="Tableau1.D7" office:value-type="string">
            <text:p text:style-name="P16">5-<text:span text:style-name="T3">10</text:span> min</text:p>
          </table:table-cell>
        </table:table-row>
        <table:table-row table:style-name="TableLine94038391287168">
          <table:table-cell table:style-name="Tableau1.A16" office:value-type="string">
            <text:p text:style-name="P20">Lecture et reformulation Q1</text:p>
          </table:table-cell>
          <table:table-cell table:style-name="Tableau1.B9" table:number-columns-spanned="2" office:value-type="string">
            <text:p text:style-name="P15">Toute la classe</text:p>
          </table:table-cell>
          <table:covered-table-cell/>
          <table:table-cell table:style-name="Tableau1.D9" office:value-type="string">
            <text:p text:style-name="P31">5min</text:p>
          </table:table-cell>
        </table:table-row>
        <table:table-row table:style-name="TableLine94038391287168">
          <table:table-cell table:style-name="Tableau1.A16" office:value-type="string">
            <text:p text:style-name="P26">Demander aux élèves le rapport entre Q1 et les objectifs de l’activité</text:p>
          </table:table-cell>
          <table:table-cell table:style-name="Tableau1.B9" table:number-columns-spanned="2" office:value-type="string">
            <text:p text:style-name="P29">Toute la classe</text:p>
          </table:table-cell>
          <table:covered-table-cell/>
          <table:table-cell table:style-name="Tableau1.D9" office:value-type="string">
            <text:p text:style-name="P32">5min</text:p>
          </table:table-cell>
        </table:table-row>
        <table:table-row table:style-name="TableLine94038391287168">
          <table:table-cell table:style-name="Tableau1.A16" office:value-type="string">
            <text:p text:style-name="P21">Q1</text:p>
          </table:table-cell>
          <table:table-cell table:style-name="Tableau1.B10" table:number-columns-spanned="2" office:value-type="string">
            <text:p text:style-name="P33">Individuel</text:p>
          </table:table-cell>
          <table:covered-table-cell/>
          <table:table-cell table:style-name="Tableau1.D10" office:value-type="string">
            <text:p text:style-name="P33">5min</text:p>
          </table:table-cell>
        </table:table-row>
        <table:table-row table:style-name="TableLine94038391287168">
          <table:table-cell table:style-name="Tableau1.A16" office:value-type="string">
            <text:p text:style-name="P21">Q1</text:p>
          </table:table-cell>
          <table:table-cell table:style-name="Tableau1.B11" table:number-columns-spanned="2" office:value-type="string">
            <text:p text:style-name="P36">En binome</text:p>
          </table:table-cell>
          <table:covered-table-cell/>
          <table:table-cell table:style-name="Tableau1.D11" office:value-type="string">
            <text:p text:style-name="P33">5min</text:p>
          </table:table-cell>
        </table:table-row>
        <table:table-row table:style-name="TableLine94038391287168">
          <table:table-cell table:style-name="Tableau1.A16" office:value-type="string">
            <text:p text:style-name="P22">Q2 : regarder la vidéo</text:p>
            <text:p text:style-name="P23">et copier les symboles nomalisé</text:p>
          </table:table-cell>
          <table:table-cell table:style-name="Tableau1.B12" table:number-columns-spanned="2" office:value-type="string">
            <text:p text:style-name="P15">Toute la classe</text:p>
          </table:table-cell>
          <table:covered-table-cell/>
          <table:table-cell table:style-name="Tableau1.D12" office:value-type="string">
            <text:p text:style-name="P37"><text:span text:style-name="T7">15</text:span>min</text:p>
          </table:table-cell>
        </table:table-row>
        <table:table-row table:style-name="TableLine94038391287168">
          <table:table-cell table:style-name="Tableau1.A16" office:value-type="string">
            <text:p text:style-name="P24">Regarder la vidéo 2 : apprendre à faire des schémas normalisé</text:p>
          </table:table-cell>
          <table:table-cell table:style-name="Tableau1.B14" table:number-columns-spanned="2" office:value-type="string">
            <text:p text:style-name="P28">Toute la classe</text:p>
          </table:table-cell>
          <table:covered-table-cell/>
          <table:table-cell table:style-name="Tableau1.D14" office:value-type="string">
            <text:p text:style-name="P34">5min</text:p>
          </table:table-cell>
        </table:table-row>
        <table:table-row table:style-name="TableLine94038391287168">
          <table:table-cell table:style-name="Tableau1.A16" office:value-type="string">
            <text:p text:style-name="P25">Mise <text:s/>en comment à l’oral, qu’avez vous compris ?</text:p>
          </table:table-cell>
          <table:table-cell table:style-name="Tableau1.B14" table:number-columns-spanned="2" office:value-type="string">
            <text:p text:style-name="P28"/>
          </table:table-cell>
          <table:covered-table-cell/>
          <table:table-cell table:style-name="Tableau1.D14" office:value-type="string">
            <text:p text:style-name="P35"><text:span text:style-name="T8">2</text:span>min</text:p>
          </table:table-cell>
        </table:table-row>
        <table:table-row table:style-name="TableLine94038391287168">
          <table:table-cell table:style-name="Tableau1.A16" office:value-type="string">
            <text:p text:style-name="P24">Recopier le cours</text:p>
          </table:table-cell>
          <table:table-cell table:style-name="Tableau1.B15" table:number-columns-spanned="2" office:value-type="string">
            <text:p text:style-name="P28">Toute la classe</text:p>
          </table:table-cell>
          <table:covered-table-cell/>
          <table:table-cell table:style-name="Tableau1.D15" office:value-type="string">
            <text:p text:style-name="P38">10min</text:p>
          </table:table-cell>
        </table:table-row>
        <table:table-row table:style-name="TableLine94038391287168">
          <table:table-cell table:style-name="Tableau1.A16" office:value-type="string">
            <text:p text:style-name="P24">Entrainement premiers schéma si le temps</text:p>
          </table:table-cell>
          <table:table-cell table:style-name="Tableau1.B16" table:number-columns-spanned="2" office:value-type="string">
            <text:p text:style-name="P34">Individuel</text:p>
          </table:table-cell>
          <table:covered-table-cell/>
          <table:table-cell table:style-name="Tableau1.D16" office:value-type="string">
            <text:p text:style-name="P16"/>
          </table:table-cell>
        </table:table-row>
        <table:table-row table:style-name="TableLine94038391289824">
          <table:table-cell table:style-name="Tableau1.A5" table:number-columns-spanned="4" office:value-type="string">
            <text:p text:style-name="P7">Devoirs</text:p>
          </table:table-cell>
          <table:covered-table-cell/>
          <table:covered-table-cell/>
          <table:covered-table-cell/>
        </table:table-row>
        <table:table-row table:style-name="TableLine94038391290688">
          <table:table-cell table:style-name="Tableau1.A18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Line94038391291872">
          <table:table-cell table:style-name="Tableau1.A5" table:number-columns-spanned="4" office:value-type="string">
            <text:p text:style-name="P8">Trace écrite</text:p>
          </table:table-cell>
          <table:covered-table-cell/>
          <table:covered-table-cell/>
          <table:covered-table-cell/>
        </table:table-row>
        <table:table-row table:style-name="TableLine94038391292576">
          <table:table-cell table:style-name="Tableau1.A20" table:number-columns-spanned="4" office:value-type="string">
            <text:p text:style-name="P10">Activité <text:s/><text:span text:style-name="T5">3 :</text:span></text:p>
            <text:p text:style-name="P17">Pour représenter les composants électriques dans un circuit, les</text:p>
            <text:p text:style-name="P17">physiciens utilisent les symboles normalisés. (voir activité 3)</text:p>
            <text:p text:style-name="P17">Pour les objets que l’on manipule, nous parlerons de montage.</text:p>
            <text:p text:style-name="P17">Règles de schématisation pour schématiser un montage :</text:p>
            <text:p text:style-name="P17">— On forme un rectangle.</text:p>
            <text:p text:style-name="P17">— On trace les segments à la règle et au crayon papier.</text:p>
            <text:p text:style-name="P17">— On place les symboles au milieu des segments.</text:p>
          </table:table-cell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roman" style:font-pitch="variable"/>
    <style:font-face style:name="Carlito" svg:font-family="Carlito" style:font-adornments="Normal" style:font-family-generic="swiss" style:font-pitch="variable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25M28S</meta:editing-duration>
    <meta:editing-cycles>157</meta:editing-cycles>
    <meta:generator>LibreOffice/7.2.1.2$Linux_X86_64 LibreOffice_project/20$Build-2</meta:generator>
    <meta:creation-date>2021-02-11T10:59:54.903285377</meta:creation-date>
    <meta:initial-creator>J Cercy</meta:initial-creator>
    <dc:date>2021-10-09T18:30:47.917255168</dc:date>
    <meta:document-statistic meta:table-count="1" meta:image-count="0" meta:object-count="0" meta:page-count="1" meta:paragraph-count="52" meta:word-count="195" meta:character-count="1227" meta:non-whitespace-character-count="1078"/>
  </office:meta>
</office:document-meta>
</file>